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4pt" officeooo:rsid="001a325d" officeooo:paragraph-rsid="001a325d" style:font-size-asian="12.25pt" style:font-size-complex="14pt"/>
    </style:style>
    <style:style style:name="P2" style:family="paragraph" style:parent-style-name="Standard">
      <style:text-properties style:font-name="Arial" fo:font-size="14pt" style:text-underline-style="solid" style:text-underline-width="auto" style:text-underline-color="font-color" officeooo:rsid="001a325d" officeooo:paragraph-rsid="001a325d" style:font-size-asian="12.25pt" style:font-size-complex="14pt"/>
    </style:style>
    <style:style style:name="P3" style:family="paragraph" style:parent-style-name="Standard">
      <style:text-properties style:font-name="Arial" fo:font-size="14pt" style:text-underline-style="solid" style:text-underline-width="auto" style:text-underline-color="font-color" officeooo:rsid="001af213" officeooo:paragraph-rsid="001af213" style:font-size-asian="12.25pt" style:font-size-complex="14pt"/>
    </style:style>
    <style:style style:name="P4" style:family="paragraph" style:parent-style-name="Standard">
      <style:text-properties style:font-name="Arial" fo:font-size="14pt" style:text-underline-style="solid" style:text-underline-width="auto" style:text-underline-color="font-color" officeooo:rsid="001ec92d" officeooo:paragraph-rsid="001ec92d" style:font-size-asian="12.25pt" style:font-size-complex="14pt"/>
    </style:style>
    <style:style style:name="P5" style:family="paragraph" style:parent-style-name="Standard">
      <style:text-properties style:font-name="Arial" fo:font-size="14pt" style:text-underline-style="solid" style:text-underline-width="auto" style:text-underline-color="font-color" officeooo:rsid="00202722" officeooo:paragraph-rsid="00202722" style:font-size-asian="12.25pt" style:font-size-complex="14pt"/>
    </style:style>
    <style:style style:name="P6" style:family="paragraph" style:parent-style-name="Standard">
      <style:text-properties style:font-name="Arial" fo:font-size="14pt" style:text-underline-style="solid" style:text-underline-width="auto" style:text-underline-color="font-color" fo:font-weight="bold" officeooo:rsid="001a325d" officeooo:paragraph-rsid="001a325d" style:font-size-asian="12.25pt" style:font-weight-asian="bold" style:font-size-complex="14pt" style:font-weight-complex="bold"/>
    </style:style>
    <style:style style:name="P7" style:family="paragraph" style:parent-style-name="Standard">
      <style:text-properties style:font-name="Arial" fo:font-size="14pt" style:text-underline-style="none" officeooo:rsid="001af213" officeooo:paragraph-rsid="001af213" style:font-size-asian="12.25pt" style:font-size-complex="14pt"/>
    </style:style>
    <style:style style:name="P8" style:family="paragraph" style:parent-style-name="Standard">
      <style:text-properties style:font-name="Arial" fo:font-size="14pt" style:text-underline-style="none" officeooo:rsid="001bf96a" officeooo:paragraph-rsid="001bf96a" style:font-size-asian="12.25pt" style:font-size-complex="14pt"/>
    </style:style>
    <style:style style:name="P9" style:family="paragraph" style:parent-style-name="Standard">
      <style:text-properties style:font-name="Arial" fo:font-size="14pt" style:text-underline-style="none" officeooo:rsid="001cd0d9" officeooo:paragraph-rsid="001cd0d9" style:font-size-asian="12.25pt" style:font-size-complex="14pt"/>
    </style:style>
    <style:style style:name="P10" style:family="paragraph" style:parent-style-name="Standard">
      <style:text-properties style:font-name="Arial" fo:font-size="14pt" style:text-underline-style="none" officeooo:rsid="001ec92d" officeooo:paragraph-rsid="001ec92d" style:font-size-asian="12.25pt" style:font-size-complex="14pt"/>
    </style:style>
    <style:style style:name="P11" style:family="paragraph" style:parent-style-name="Standard">
      <style:text-properties style:font-name="Arial" fo:font-size="14pt" style:text-underline-style="none" officeooo:rsid="00202722" officeooo:paragraph-rsid="00202722" style:font-size-asian="12.25pt" style:font-size-complex="14pt"/>
    </style:style>
    <style:style style:name="P12" style:family="paragraph" style:parent-style-name="Standard">
      <style:text-properties style:font-name="Arial" fo:font-size="14pt" style:text-underline-style="none" officeooo:rsid="0021ed05" officeooo:paragraph-rsid="0021ed05" style:font-size-asian="12.25pt" style:font-size-complex="14pt"/>
    </style:style>
    <style:style style:name="T1" style:family="text">
      <style:text-properties officeooo:rsid="001af213"/>
    </style:style>
    <style:style style:name="T2" style:family="text">
      <style:text-properties officeooo:rsid="001bf96a"/>
    </style:style>
    <style:style style:name="T3" style:family="text">
      <style:text-properties officeooo:rsid="001cd0d9"/>
    </style:style>
    <style:style style:name="T4" style:family="text">
      <style:text-properties officeooo:rsid="001ec92d"/>
    </style:style>
    <style:style style:name="T5" style:family="text">
      <style:text-properties officeooo:rsid="002027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sting Strategy</text:p>
      <text:p text:style-name="P1"/>
      <text:p text:style-name="P1">The following outlines the testing strategy for Escort The President and includes the following aspects:</text:p>
      <text:p text:style-name="P1"/>
      <text:p text:style-name="P1">- <text:span text:style-name="T1">Testing Tools</text:span></text:p>
      <text:p text:style-name="P1">- Scope (testing tasks)</text:p>
      <text:p text:style-name="P1">- Key Deliverables</text:p>
      <text:p text:style-name="P1">- Acceptance Criteria</text:p>
      <text:p text:style-name="P2"/>
      <text:p text:style-name="P3">Testing Tools</text:p>
      <text:p text:style-name="P3"/>
      <text:p text:style-name="P7">The software tool we will use for automated testing is JUnit and we aim to build up a suite of regressions tests using this tool which can be run when any new major functionality is added.</text:p>
      <text:p text:style-name="P7"/>
      <text:p text:style-name="P7">On top of this, we will also use human inspection tests to verify that visual and audio works in an expected manner, that certain noises are played at a particular time <text:span text:style-name="T2">and animations are shown for expected motions. While this may be subjective it does allow for greater coverage as it is not easy to test for concepts like atmosphere.</text:span></text:p>
      <text:p text:style-name="P7"/>
      <text:p text:style-name="P8">Cross testing (where members of the team write tests for parts of the system they may not directly have been involved) should allow for a greater depth and quality of tests as well. <text:span text:style-name="T3">A programmer will have a mental model and set of expectations of the flow through their work which may not be followed entirely by an outside user, so by having a variety of people (and therefore mental models) testing how something works should make it more robust in use.</text:span></text:p>
      <text:p text:style-name="P3"/>
      <text:p text:style-name="P3">Scope</text:p>
      <text:p text:style-name="P3"/>
      <text:p text:style-name="P9">Component <text:s/><text:span text:style-name="T4">and Integration </text:span>Tests:</text:p>
      <text:p text:style-name="P9"/>
      <text:p text:style-name="P9">- Main menu <text:span text:style-name="T4">(Settings, how to play, general navigation etc.)</text:span></text:p>
      <text:p text:style-name="P10">- Player Lobby</text:p>
      <text:p text:style-name="P10">- Game start (spawning of units, all players in game)</text:p>
      <text:p text:style-name="P10">- Movement of units (human and AI)</text:p>
      <text:p text:style-name="P10">- Weapons (shooting, switching, shield, grenades, AI shooting)</text:p>
      <text:p text:style-name="P10">- Powerups</text:p>
      <text:p text:style-name="P10">- Background music and sound snippets (e.g. gunfire)</text:p>
      <text:p text:style-name="P10">- Game end conditions (President dead or President safe)</text:p>
      <text:p text:style-name="P10">- Game restart</text:p>
      <text:p text:style-name="P10"/>
      <text:p text:style-name="P10"/>
      <text:p text:style-name="P10"/>
      <text:p text:style-name="P10"><text:soft-page-break/>Acceptance Tests:</text:p>
      <text:p text:style-name="P10"/>
      <text:p text:style-name="P10">Network stress (many players in a game)</text:p>
      <text:p text:style-name="P10">Stability</text:p>
      <text:p text:style-name="P4"/>
      <text:p text:style-name="P4">Key <text:span text:style-name="T5">Deliverables</text:span></text:p>
      <text:p text:style-name="P4"/>
      <text:p text:style-name="P11">The testing deliverables for Escort The President are:</text:p>
      <text:p text:style-name="P11"/>
      <text:p text:style-name="P11">- Testing strategy</text:p>
      <text:p text:style-name="P11">- JUnit test code</text:p>
      <text:p text:style-name="P11">- Result of automated tests</text:p>
      <text:p text:style-name="P11">- Inspection test plan</text:p>
      <text:p text:style-name="P11">- Result of inspection tests</text:p>
      <text:p text:style-name="P11">- Acceptance test plan (stress test etc.)</text:p>
      <text:p text:style-name="P11">- Result of acceptance tests</text:p>
      <text:p text:style-name="P11"/>
      <text:p text:style-name="P5">Acceptance Criteria</text:p>
      <text:p text:style-name="P5"/>
      <text:p text:style-name="P12">The acceptance criteria will be defined by the initial requirements. This includes having a game that matches all of the outlined functionalities, one which users can connect with each other and play together. The handing over of the product will be done once the requirements set out have deemed to be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1:29:38.536578100</meta:creation-date>
    <dc:date>2017-03-13T12:43:08.241620191</dc:date>
    <meta:editing-duration>PT10M28S</meta:editing-duration>
    <meta:editing-cycles>2</meta:editing-cycles>
    <meta:generator>LibreOffice/5.1.6.2$Linux_X86_64 LibreOffice_project/10m0$Build-2</meta:generator>
    <meta:document-statistic meta:table-count="0" meta:image-count="0" meta:object-count="0" meta:page-count="2" meta:paragraph-count="35" meta:word-count="382" meta:character-count="2229" meta:non-whitespace-character-count="1881"/>
  </office:meta>
</office:document-meta>
</file>